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Consolas, 'Courier New', monospac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monospace" fo:font-size="10.5pt" fo:font-weight="normal" fo:background-color="#fffff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fo:background-color="#ffffff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008000" loext:opacity="100%" style:font-name="monospace" fo:font-size="10.5pt" fo:font-weight="normal" fo:background-color="#ffffff"/>
    </style:style>
    <style:style style:name="P5" style:family="paragraph" style:parent-style-name="Standard">
      <style:paragraph-properties fo:margin-top="0cm" fo:margin-bottom="0.499cm" style:contextual-spacing="false" style:line-height-at-least="0.503cm"/>
      <style:text-properties fo:color="#000000" loext:opacity="100%" style:font-name="monospace" fo:font-size="10.5pt" fo:font-weight="normal" fo:background-color="#ffffff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</style:style>
    <style:style style:name="T1" style:family="text">
      <style:text-properties fo:color="#9723b4" loext:opacity="100%"/>
    </style:style>
    <style:style style:name="T2" style:family="text">
      <style:text-properties fo:color="#a31515" loext:opacity="100%"/>
    </style:style>
    <style:style style:name="T3" style:family="text">
      <style:text-properties fo:color="#6a5221" loext:opacity="100%"/>
    </style:style>
    <style:style style:name="T4" style:family="text">
      <style:text-properties fo:color="#0000ff" loext:opacity="100%"/>
    </style:style>
    <style:style style:name="T5" style:family="text">
      <style:text-properties fo:color="#001080" loext:opacity="100%"/>
    </style:style>
    <style:style style:name="T6" style:family="text">
      <style:text-properties fo:color="#9723b4" loext:opacity="100%" style:font-name="monospace" fo:font-size="10.5pt" fo:font-weight="normal"/>
    </style:style>
    <style:style style:name="T7" style:family="text">
      <style:text-properties style:font-name="monospace" fo:font-size="10.5pt" fo:font-weight="normal"/>
    </style:style>
    <style:style style:name="T8" style:family="text">
      <style:text-properties fo:color="#a31515" loext:opacity="100%" style:font-name="monospace" fo:font-size="10.5pt" fo:font-weight="normal"/>
    </style:style>
    <style:style style:name="T9" style:family="text">
      <style:text-properties fo:color="#0000ff" loext:opacity="100%" style:font-name="monospace" fo:font-size="10.5pt" fo:font-weight="normal"/>
    </style:style>
    <style:style style:name="T10" style:family="text">
      <style:text-properties fo:color="#116644" loext:opacity="100%"/>
    </style:style>
    <style:style style:name="T11" style:family="text">
      <style:text-properties fo:color="#116644" loext:opacity="100%" style:font-name="monospace" fo:font-size="10.5pt" fo:font-weight="normal"/>
    </style:style>
    <style:style style:name="T12" style:family="text">
      <style:text-properties fo:color="#6a5221" loext:opacity="100%" style:font-name="monospace" fo:font-size="10.5pt" fo:font-weight="normal"/>
    </style:style>
    <style:style style:name="T13" style:family="text">
      <style:text-properties fo:color="#000000" loext:opacity="100%" fo:background-color="#ffffff" loext:char-shading-value="0"/>
    </style:style>
    <style:style style:name="T14" style:family="text">
      <style:text-properties fo:color="#6a5221" loext:opacity="100%" style:font-name="monospace" fo:font-size="10.5pt" fo:font-weight="normal" fo:background-color="#ffffff" loext:char-shading-value="0"/>
    </style:style>
    <style:style style:name="T15" style:family="text">
      <style:text-properties fo:color="#000000" loext:opacity="100%" style:font-name="monospace" fo:font-size="10.5pt" fo:font-weight="normal" fo:background-color="#ffffff" loext:char-shading-value="0"/>
    </style:style>
    <style:style style:name="T16" style:family="text">
      <style:text-properties fo:color="#0000ff" loext:opacity="100%" style:font-name="monospace" fo:font-size="10.5pt" fo:font-weight="normal" fo:background-color="#ffffff" loext:char-shading-value="0"/>
    </style:style>
    <style:style style:name="T17" style:family="text">
      <style:text-properties fo:color="#a31515" loext:opacity="100%" style:font-name="monospace" fo:font-size="10.5pt" fo:font-weight="normal" fo:background-color="#ffffff" loext:char-shading-value="0"/>
    </style:style>
    <style:style style:name="T18" style:family="text">
      <style:text-properties fo:color="#000000" loext:opacity="100%" style:font-name="monospace" fo:font-size="10.5pt" fo:font-weight="normal" officeooo:rsid="001a8c07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mport</text:span> pandas <text:span text:style-name="T1">as</text:span> pd</text:p>
      <text:p text:style-name="P2"/>
      <text:p text:style-name="P1">df = pd.read_csv(<text:span text:style-name="T2">'userID.csv'</text:span>)</text:p>
      <text:p text:style-name="P1">user_ids = df[<text:span text:style-name="T2">'UserID'</text:span>].tolist()</text:p>
      <text:p text:style-name="P1"><text:span text:style-name="T3">print</text:span>(user_ids)</text:p>
      <text:p text:style-name="Standard"/>
      <text:p text:style-name="P1"><text:span text:style-name="T1">import</text:span> requests</text:p>
      <text:p text:style-name="P1"><text:span text:style-name="T1">import</text:span> json</text:p>
      <text:p text:style-name="P2"/>
      <text:p text:style-name="P1">UserID_api_url = <text:span text:style-name="T2">"https://exemplo.com"</text:span></text:p>
      <text:p text:style-name="P2"/>
      <text:p text:style-name="P1"><text:span text:style-name="T4">def</text:span> <text:span text:style-name="T3">get_user</text:span>(<text:span text:style-name="T5">id</text:span>):</text:p>
      <text:p text:style-name="P3">    <text:span text:style-name="T6">return</text:span><text:span text:style-name="T7"> {</text:span></text:p>
      <text:p text:style-name="P3">        <text:span text:style-name="T8">"id"</text:span><text:span text:style-name="T7">: id,</text:span></text:p>
      <text:p text:style-name="P3">        <text:span text:style-name="T8">"name"</text:span><text:span text:style-name="T7">: </text:span><text:span text:style-name="T9">f</text:span><text:span text:style-name="T8">"User </text:span><text:span text:style-name="T7">{id}</text:span><text:span text:style-name="T8">"</text:span><text:span text:style-name="T7">,</text:span></text:p>
      <text:p text:style-name="P3">        <text:span text:style-name="T8">"news"</text:span><text:span text:style-name="T7">: []</text:span></text:p>
      <text:p text:style-name="P3">    <text:span text:style-name="T7">}</text:span></text:p>
      <text:p text:style-name="P2"/>
      <text:p text:style-name="P1">users = [user <text:span text:style-name="T1">for</text:span> id <text:span text:style-name="T4">in</text:span> user_ids <text:span text:style-name="T1">if</text:span> (user := get_user(id)) <text:span text:style-name="T4">is</text:span> <text:span text:style-name="T4">not</text:span> <text:span text:style-name="T4">None</text:span>]</text:p>
      <text:p text:style-name="P1"><text:span text:style-name="T3">print</text:span>(json.dumps(users, indent=<text:span text:style-name="T10">2</text:span>))</text:p>
      <text:p text:style-name="Standard"/>
      <text:p text:style-name="P4"># Documentação Oficial da API OpenAI: https://platform.openai.com/docs/api-reference/introduction</text:p>
      <text:p text:style-name="P4"># Informações sobre o Período Gratuito: https://help.openai.com/en/articles/4936830</text:p>
      <text:p text:style-name="P2"/>
      <text:p text:style-name="P4"># Para gerar uma API Key:</text:p>
      <text:p text:style-name="P4"># 1. Crie uma conta na OpenAI</text:p>
      <text:p text:style-name="P4"># 2. Acesse a seção "API Keys"</text:p>
      <text:p text:style-name="P4"># 3. Clique em "Create API Key"</text:p>
      <text:p text:style-name="P4"># Link direto: https://platform.openai.com/account/api-keys</text:p>
      <text:p text:style-name="P2"/>
      <text:p text:style-name="P4"># Substitua o texto TODO por sua API Key da OpenAI, ela será salva como uma variável de ambiente.</text:p>
      <text:p text:style-name="P1">openai_api_key = <text:span text:style-name="T2">'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'</text:span></text:p>
      <text:p text:style-name="Standard"/>
      <text:p text:style-name="P1"><text:span text:style-name="T1">import</text:span> random</text:p>
      <text:p text:style-name="P2"/>
      <text:p text:style-name="P4"># ===============================</text:p>
      <text:p text:style-name="P4"># USUÁRIOS REAIS (mock)</text:p>
      <text:p text:style-name="P4"># ===============================</text:p>
      <text:p text:style-name="P2"/>
      <text:p text:style-name="P1">users = [</text:p>
      <text:p text:style-name="P3">    <text:span text:style-name="T7">{</text:span></text:p>
      <text:p text:style-name="P3">        <text:span text:style-name="T8">"id"</text:span><text:span text:style-name="T7">: </text:span><text:span text:style-name="T11">1</text:span><text:span text:style-name="T7">,</text:span></text:p>
      <text:p text:style-name="P3">        <text:span text:style-name="T8">"name"</text:span><text:span text:style-name="T7">: </text:span><text:span text:style-name="T8">"Giovana"</text:span><text:span text:style-name="T7">,</text:span></text:p>
      <text:p text:style-name="P3">        <text:span text:style-name="T8">"news"</text:span><text:span text:style-name="T7">: []</text:span></text:p>
      <text:p text:style-name="P3">    <text:span text:style-name="T7">},</text:span></text:p>
      <text:p text:style-name="P3">    <text:span text:style-name="T7">{</text:span></text:p>
      <text:p text:style-name="P3"><text:soft-page-break/>        <text:span text:style-name="T8">"id"</text:span><text:span text:style-name="T7">: </text:span><text:span text:style-name="T11">2</text:span><text:span text:style-name="T7">,</text:span></text:p>
      <text:p text:style-name="P3">        <text:span text:style-name="T8">"name"</text:span><text:span text:style-name="T7">: </text:span><text:span text:style-name="T8">"Carlos"</text:span><text:span text:style-name="T7">,</text:span></text:p>
      <text:p text:style-name="P3">        <text:span text:style-name="T8">"news"</text:span><text:span text:style-name="T7">: []</text:span></text:p>
      <text:p text:style-name="P3">    <text:span text:style-name="T7">}</text:span></text:p>
      <text:p text:style-name="P1">]</text:p>
      <text:p text:style-name="P2"/>
      <text:p text:style-name="P4"># ===============================</text:p>
      <text:p text:style-name="P4"># FUNÇÃO DE GERAÇÃO DE MENSAGEM</text:p>
      <text:p text:style-name="P4"># ===============================</text:p>
      <text:p text:style-name="P2"/>
      <text:p text:style-name="P1"><text:span text:style-name="T4">def</text:span> <text:span text:style-name="T3">generate_ai_news</text:span>(<text:span text:style-name="T5">user</text:span>):</text:p>
      <text:p text:style-name="P3">    <text:span text:style-name="T7">templates = [</text:span></text:p>
      <text:p text:style-name="P3">        <text:span text:style-name="T9">f</text:span><text:span text:style-name="T8">"</text:span><text:span text:style-name="T7">{user[</text:span><text:span text:style-name="T8">'name'</text:span><text:span text:style-name="T7">]}</text:span><text:span text:style-name="T8">, investir cedo é o caminho mais seguro para tranquilidade financeira."</text:span><text:span text:style-name="T7">,</text:span></text:p>
      <text:p text:style-name="P3">        <text:span text:style-name="T9">f</text:span><text:span text:style-name="T8">"</text:span><text:span text:style-name="T7">{user[</text:span><text:span text:style-name="T8">'name'</text:span><text:span text:style-name="T7">]}</text:span><text:span text:style-name="T8">, pequenos investimentos hoje constroem grandes conquistas amanhã."</text:span><text:span text:style-name="T7">,</text:span></text:p>
      <text:p text:style-name="P3">        <text:span text:style-name="T9">f</text:span><text:span text:style-name="T8">"</text:span><text:span text:style-name="T7">{user[</text:span><text:span text:style-name="T8">'name'</text:span><text:span text:style-name="T7">]}</text:span><text:span text:style-name="T8">, investir com planejamento transforma sonhos em objetivos reais."</text:span><text:span text:style-name="T7">,</text:span></text:p>
      <text:p text:style-name="P3">        <text:span text:style-name="T9">f</text:span><text:span text:style-name="T8">"</text:span><text:span text:style-name="T7">{user[</text:span><text:span text:style-name="T8">'name'</text:span><text:span text:style-name="T7">]}</text:span><text:span text:style-name="T8">, consistência nos investimentos vale mais do que pressa."</text:span></text:p>
      <text:p text:style-name="P3">    <text:span text:style-name="T7">]</text:span></text:p>
      <text:p text:style-name="P2"/>
      <text:p text:style-name="P3">    <text:span text:style-name="T6">return</text:span><text:span text:style-name="T7"> random.choice(templates)</text:span></text:p>
      <text:p text:style-name="P2"/>
      <text:p text:style-name="P4"># ===============================</text:p>
      <text:p text:style-name="P4"># PROCESSAMENTO</text:p>
      <text:p text:style-name="P4"># ===============================</text:p>
      <text:p text:style-name="P2"/>
      <text:p text:style-name="P1"><text:span text:style-name="T1">for</text:span> user <text:span text:style-name="T4">in</text:span> users:</text:p>
      <text:p text:style-name="P3">    <text:span text:style-name="T7">news = generate_ai_news(user)</text:span></text:p>
      <text:p text:style-name="P2"/>
      <text:p text:style-name="P3">    <text:span text:style-name="T7">user[</text:span><text:span text:style-name="T8">"news"</text:span><text:span text:style-name="T7">].append({</text:span></text:p>
      <text:p text:style-name="P3">        <text:span text:style-name="T8">"description"</text:span><text:span text:style-name="T7">: news</text:span></text:p>
      <text:p text:style-name="P3">    <text:span text:style-name="T7">})</text:span></text:p>
      <text:p text:style-name="P2"/>
      <text:p text:style-name="P4"># ===============================</text:p>
      <text:p text:style-name="P4"># RESULTADO</text:p>
      <text:p text:style-name="P4"># ===============================</text:p>
      <text:p text:style-name="P2"/>
      <text:p text:style-name="P1"><text:span text:style-name="T1">for</text:span> user <text:span text:style-name="T4">in</text:span> users:</text:p>
      <text:p text:style-name="P3">    <text:span text:style-name="T12">print</text:span><text:span text:style-name="T7">(</text:span><text:span text:style-name="T9">f</text:span><text:span text:style-name="T8">"\nUsuário: </text:span><text:span text:style-name="T7">{user[</text:span><text:span text:style-name="T8">'name'</text:span><text:span text:style-name="T7">]}</text:span><text:span text:style-name="T8">"</text:span><text:span text:style-name="T7">)</text:span></text:p>
      <text:p text:style-name="P3">    <text:span text:style-name="T6">for</text:span><text:span text:style-name="T7"> item </text:span><text:span text:style-name="T9">in</text:span><text:span text:style-name="T7"> user[</text:span><text:span text:style-name="T8">"news"</text:span><text:span text:style-name="T7">]:</text:span></text:p>
      <text:p text:style-name="P3">        <text:span text:style-name="T12">print</text:span><text:span text:style-name="T7">(</text:span><text:span text:style-name="T8">"-"</text:span><text:span text:style-name="T7">, item[</text:span><text:span text:style-name="T8">"description"</text:span><text:span text:style-name="T7">])</text:span></text:p>
      <text:p text:style-name="P5"/>
      <text:p text:style-name="P1"><text:span text:style-name="T4">def</text:span> <text:span text:style-name="T3">update_user</text:span>(<text:span text:style-name="T5">user</text:span>):</text:p>
      <text:p text:style-name="P3">    <text:span text:style-name="T12">print</text:span><text:span text:style-name="T7">(</text:span><text:span text:style-name="T9">f</text:span><text:span text:style-name="T8">"Usuário </text:span><text:span text:style-name="T7">{user[</text:span><text:span text:style-name="T8">'name'</text:span><text:span text:style-name="T7">]}</text:span><text:span text:style-name="T8"> atualizado com sucesso (mock)."</text:span><text:span text:style-name="T7">)</text:span></text:p>
      <text:p text:style-name="P3">    <text:span text:style-name="T6">return</text:span><text:span text:style-name="T7"> </text:span><text:span text:style-name="T9">True</text:span></text:p>
      <text:p text:style-name="P2"/>
      <text:p text:style-name="P1"><text:span text:style-name="T1">for</text:span> user <text:span text:style-name="T4">in</text:span> users:</text:p>
      <text:p text:style-name="P3">  <text:span text:style-name="T7">success = update_user(user)</text:span></text:p>
      <text:p text:style-name="P6"><text:span text:style-name="T13">  </text:span><text:span text:style-name="T14">print</text:span><text:span text:style-name="T15">(</text:span><text:span text:style-name="T16">f</text:span><text:span text:style-name="T17">"User </text:span><text:span text:style-name="T15">{user[</text:span><text:span text:style-name="T17">'name'</text:span><text:span text:style-name="T15">]}</text:span><text:span text:style-name="T17"> updated? </text:span><text:span text:style-name="T15">{success}</text:span><text:span text:style-name="T17">!"</text:span><text:span text:style-name="T15">)</text:span><text:span text:style-name="T18">s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monospace" svg:font-family="monospace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30T00:26:41.911693300</meta:creation-date>
    <dc:date>2025-12-30T00:30:46.656110800</dc:date>
    <meta:editing-duration>PT4M5S</meta:editing-duration>
    <meta:editing-cycles>1</meta:editing-cycles>
    <meta:document-statistic meta:table-count="0" meta:image-count="0" meta:object-count="0" meta:page-count="2" meta:paragraph-count="72" meta:word-count="254" meta:character-count="2386" meta:non-whitespace-character-count="2016"/>
    <meta:generator>LibreOffice/25.2.7.2$Windows_X86_64 LibreOffice_project/5cbfd1ab6520636bb5f7b99185aa69bd7456825d</meta:generator>
  </office:meta>
</office:document-meta>
</file>